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05623b" officeooo:paragraph-rsid="0005623b"/>
    </style:style>
    <style:style style:name="P2" style:family="paragraph" style:parent-style-name="Standard">
      <style:text-properties fo:language="es" fo:country="ES" officeooo:rsid="0005623b" officeooo:paragraph-rsid="0005623b"/>
    </style:style>
    <style:style style:name="P3" style:family="paragraph" style:parent-style-name="Standard">
      <style:text-properties fo:language="es" fo:country="ES" fo:font-weight="bold" officeooo:rsid="0005623b" officeooo:paragraph-rsid="0005623b" style:font-weight-asian="bold" style:font-weight-complex="bold"/>
    </style:style>
    <style:style style:name="P4" style:family="paragraph" style:parent-style-name="Standard" style:list-style-name="L1">
      <style:text-properties officeooo:paragraph-rsid="0005623b"/>
    </style:style>
    <style:style style:name="T1" style:family="text">
      <style:text-properties fo:language="es" fo:country="ES"/>
    </style:style>
    <style:style style:name="T2" style:family="text">
      <style:text-properties fo:language="es" fo:country="ES" officeooo:rsid="0005623b"/>
    </style:style>
    <style:style style:name="T3" style:family="text">
      <style:text-properties fo:language="es" fo:country="ES" fo:font-weight="bold" style:font-weight-asian="bold" style:font-weight-complex="bold"/>
    </style:style>
    <style:style style:name="T4" style:family="text">
      <style:text-properties fo:language="es" fo:country="ES" fo:font-weight="bold" officeooo:rsid="0005623b" style:font-weight-asian="bold" style:font-weight-complex="bold"/>
    </style:style>
    <style:style style:name="T5" style:family="text">
      <style:text-properties fo:language="es" fo:country="ES" fo:font-weight="bold" officeooo:rsid="000628d5" style:font-weight-asian="bold" style:font-weight-complex="bold"/>
    </style:style>
    <style:style style:name="T6" style:family="text">
      <style:text-properties fo:language="es" fo:country="ES" officeooo:rsid="000628d5"/>
    </style:style>
    <text:list-style style:name="L1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Comandos para GitHub</text:p>
      <text:p text:style-name="P2"/>
      <text:p text:style-name="P2">Después de haber creado un repositorio puedes actualizar la información a través de estos comandos:</text:p>
      <text:p text:style-name="P2">git add . </text:p>
      <text:p text:style-name="P2">git commit -m "first commit" </text:p>
      <text:p text:style-name="P2">git push -u origin main </text:p>
      <text:p text:style-name="P2"/>
      <text:p text:style-name="P2">Luego de hacer esto te aparecerá cada modificación que hagas con la fecha y el comentario incluido.</text:p>
      <text:p text:style-name="P2"/>
      <text:p text:style-name="P2">Comandos:</text:p>
      <text:list xml:id="list785102214" text:style-name="L1">
        <text:list-item>
          <text:p text:style-name="P4"><text:span text:style-name="T2">git init :</text:span><text:span text:style-name="T4">Sirve para iniciar en PowerShell.</text:span></text:p>
        </text:list-item>
        <text:list-item>
          <text:p text:style-name="P4"><text:span text:style-name="T2">git add . </text:span><text:span text:style-name="T4">:Sirve para añadir toda la información de la carpeta al repositorio.</text:span></text:p>
        </text:list-item>
        <text:list-item>
          <text:p text:style-name="P1"><text:span text:style-name="T2">g</text:span><text:span text:style-name="T1">it add … <text:s/></text:span><text:span text:style-name="T3">:Sirve para añadir un archivo en especifico (cambias los tres puntos por el archivo)</text:span></text:p>
        </text:list-item>
        <text:list-item>
          <text:p text:style-name="P4"><text:span text:style-name="T2">git commit -m "..." <text:s/></text:span><text:span text:style-name="T4">:Sirve para escribir un comentario cada vez que hagas un push.</text:span></text:p>
        </text:list-item>
        <text:list-item>
          <text:p text:style-name="P4"><text:span text:style-name="T2">git branch -M main </text:span><text:span text:style-name="T4">:</text:span><text:span text:style-name="T5">Es un comando necesario para seguir con el push.</text:span></text:p>
        </text:list-item>
        <text:list-item>
          <text:p text:style-name="P4"><text:span text:style-name="T2">git remote add origin https://github.com/asalsan790g/prueba01.git <text:s/></text:span><text:span text:style-name="T4"><text:s/>:</text:span><text:span text:style-name="T5">La primera vez que se crea el repositorio se coloca esta direccion para saber que repositorio es.</text:span></text:p>
        </text:list-item>
        <text:list-item>
          <text:p text:style-name="P4"><text:span text:style-name="T2">git push -u origin main <text:s text:c="2"/></text:span><text:span text:style-name="T4">:</text:span><text:span text:style-name="T5">Es el comando escencial y final para hacer el push.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1.2$Windows_X86_64 LibreOffice_project/7cbcfc562f6eb6708b5ff7d7397325de9e764452</meta:generator>
    <dc:date>2021-10-04T10:33:41.612000000</dc:date>
    <meta:editing-duration>PT6M2S</meta:editing-duration>
    <meta:editing-cycles>3</meta:editing-cycles>
    <meta:document-statistic meta:table-count="0" meta:image-count="0" meta:object-count="0" meta:page-count="1" meta:paragraph-count="14" meta:word-count="159" meta:character-count="908" meta:non-whitespace-character-count="761"/>
  </office:meta>
</office:document-meta>
</file>